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8537000" style:family="table" style:master-page-name="ta-mp-0xb8537000">
      <style:table-properties table:display="true" style:writing-mode="lr-tb"/>
    </style:style>
    <style:style style:name="ta-0xb8537150" style:family="table" style:master-page-name="ta-mp-0xb8537150">
      <style:table-properties table:display="true" style:writing-mode="lr-tb"/>
    </style:style>
    <style:style style:name="ta-0xb85372a0" style:family="table" style:master-page-name="ta-mp-0xb85372a0">
      <style:table-properties table:display="true" style:writing-mode="lr-tb"/>
    </style:style>
    <style:style style:name="ta-0xb85373f0" style:family="table" style:master-page-name="ta-mp-0xb85373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852c2f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52c3b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52c47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52c53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852c5f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52c6b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52c83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852c77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52c8f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52c9b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mes New Roman"/>
    </style:style>
    <style:style style:name="ACE-0xb852cbf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Times New Roman"/>
    </style:style>
    <style:style style:name="ACE-0xb852cd74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52ca7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852cb3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b852ccb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9.00pt" fo:color="#000000" fo:font-family="Sans"/>
    </style:style>
    <style:style style:name="ACOL-1" style:family="table-column">
      <style:table-column-properties style:column-width="125.21pt" style:use-optimal-column-width="true"/>
    </style:style>
    <style:style style:name="ACOL-2" style:family="table-column">
      <style:table-column-properties style:column-width="64.26pt" style:use-optimal-column-width="true"/>
    </style:style>
    <style:style style:name="ACOL-3" style:family="table-column">
      <style:table-column-properties style:column-width="85.86pt" style:use-optimal-column-width="true"/>
    </style:style>
    <style:style style:name="ACOL-4" style:family="table-column">
      <style:table-column-properties style:column-width="176.26pt" style:use-optimal-column-width="true"/>
    </style:style>
    <style:style style:name="ACOL-5" style:family="table-column"/>
    <style:style style:name="ACOL-6" style:family="table-column">
      <style:table-column-properties style:column-width="148.79pt" style:use-optimal-column-width="true"/>
    </style:style>
    <style:style style:name="ACOL-7" style:family="table-column">
      <style:table-column-properties style:column-width="82.69pt" style:use-optimal-column-width="true"/>
    </style:style>
    <style:style style:name="ACOL-8" style:family="table-column">
      <style:table-column-properties style:column-width="89.01pt" style:use-optimal-column-width="true"/>
    </style:style>
    <style:style style:name="ACOL-9" style:family="table-column">
      <style:table-column-properties style:column-width="92.15pt" style:use-optimal-column-width="true"/>
    </style:style>
    <style:style style:name="ACOL-10" style:family="table-column">
      <style:table-column-properties style:column-width="91.36pt" style:use-optimal-column-width="true"/>
    </style:style>
    <style:style style:name="ACOL-11" style:family="table-column">
      <style:table-column-properties style:column-width="122.74pt" style:use-optimal-column-width="true"/>
    </style:style>
    <style:style style:name="ACOL-12" style:family="table-column">
      <style:table-column-properties style:column-width="193.50pt" style:use-optimal-column-width="true"/>
    </style:style>
    <style:style style:name="ACOL-13" style:family="table-column">
      <style:table-column-properties style:column-width="171.55pt" style:use-optimal-column-width="true"/>
    </style:style>
    <style:style style:name="ACOL-14" style:family="table-column">
      <style:table-column-properties style:column-width="117.30pt" style:use-optimal-column-width="true"/>
    </style:style>
    <style:style style:name="ACOL-15" style:family="table-column">
      <style:table-column-properties style:column-width="83.91pt" style:use-optimal-column-width="true"/>
    </style:style>
    <style:style style:name="ACOL-16" style:family="table-column">
      <style:table-column-properties style:column-width="100.66pt" style:use-optimal-column-width="true"/>
    </style:style>
    <style:style style:name="ACOL-17" style:family="table-column">
      <style:table-column-properties style:column-width="80.56pt" style:use-optimal-column-width="true"/>
    </style:style>
    <style:style style:name="ACOL-18" style:family="table-column">
      <style:table-column-properties style:column-width="88.61pt" style:use-optimal-column-width="true"/>
    </style:style>
    <style:style style:name="ACOL-19" style:family="table-column">
      <style:table-column-properties style:column-width="78.80pt" style:use-optimal-column-width="true"/>
    </style:style>
    <style:style style:name="AROW-1" style:family="table-row">
      <style:table-row-properties style:row-height="12.10pt" style:use-optimal-row-height="true"/>
    </style:style>
    <style:style style:name="AROW-2" style:family="table-row">
      <style:table-row-properties style:row-height="12.50pt" style:use-optimal-row-height="true"/>
    </style:style>
    <style:style style:name="AROW-3" style:family="table-row"/>
    <style:style style:name="AROW-4" style:family="table-row">
      <style:table-row-properties style:row-height="23.64pt" style:use-optimal-row-height="true"/>
    </style:style>
    <style:style style:name="AROW-5" style:family="table-row">
      <style:table-row-properties style:row-height="34.84pt" style:use-optimal-row-height="true"/>
    </style:style>
    <style:style style:name="AROW-6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udget" table:style-name="ta-0xb8537000" table:print="false">
        <office:forms form:automatic-focus="false" form:apply-design-mode="false">
          <form:form/>
        </office:forms>
        <table:table-column table:style-name="ACOL-1"/>
        <table:table-column table:style-name="ACOL-2" table:number-columns-repeated="5"/>
        <table:table-column table:style-name="ACOL-3"/>
        <table:table-column table:style-name="ACOL-4"/>
        <table:table-column table:style-name="ACOL-0" table:number-columns-repeated="248"/>
        <table:table-row table:style-name="AROW-1">
          <table:table-cell table:style-name="ACE-0xb852c3b4"/>
          <table:table-cell table:style-name="Gnumeric-default" office:value-type="string">
            <text:p>Anzahl</text:p>
          </table:table-cell>
          <table:table-cell table:style-name="Gnumeric-default" office:value-type="string">
            <text:p>Spannung</text:p>
          </table:table-cell>
          <table:table-cell table:style-name="Gnumeric-default" office:value-type="string">
            <text:p>Strom [mA]</text:p>
          </table:table-cell>
          <table:table-cell table:style-name="Gnumeric-default" office:value-type="string">
            <text:p>Summe Strom</text:p>
          </table:table-cell>
          <table:table-cell table:style-name="Gnumeric-default" office:value-type="string">
            <text:p>Preis [CHF]</text:p>
          </table:table-cell>
          <table:table-cell table:style-name="Gnumeric-default" office:value-type="string">
            <text:p>Summe Preis</text:p>
          </table:table-cell>
          <table:table-cell table:number-columns-repeated="249" table:style-name="Gnumeric-default"/>
        </table:table-row>
        <table:table-row table:style-name="AROW-1">
          <table:table-cell table:style-name="ACE-0xb852c3b4" office:value-type="string">
            <text:p>Quartzoszillator</text:p>
          </table:table-cell>
          <table:table-cell table:number-columns-repeated="3" table:style-name="Gnumeric-default"/>
          <table:table-cell table:style-name="Gnumeric-default" table:formula="of:=[.B2]*[.D2]" office:value-type="float" office:value="0">
            <text:p>0</text:p>
          </table:table-cell>
          <table:table-cell table:style-name="Gnumeric-default"/>
          <table:table-cell table:style-name="Gnumeric-default" table:formula="of:=[.B2]*[.F2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ASEMB-10.000MHZ-LY-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.8-3.3V</text:p>
          </table:table-cell>
          <table:table-cell table:style-name="Gnumeric-default" office:value-type="float" office:value="16">
            <text:p>16</text:p>
          </table:table-cell>
          <table:table-cell table:style-name="Gnumeric-default" table:formula="of:=[.B3]*[.D3]" office:value-type="float" office:value="16">
            <text:p>16</text:p>
          </table:table-cell>
          <table:table-cell table:style-name="Gnumeric-default" office:value-type="float" office:value="3.5">
            <text:p>3.5</text:p>
          </table:table-cell>
          <table:table-cell table:style-name="Gnumeric-default" table:formula="of:=[.B3]*[.F3]" office:value-type="float" office:value="3.5">
            <text:p>3.5</text:p>
          </table:table-cell>
          <table:table-cell table:style-name="Gnumeric-default" office:value-type="string">
            <text:p>10MHz, +-10ppm, CMOS, 3.2x2.5mm</text:p>
          </table:table-cell>
          <table:table-cell table:number-columns-repeated="248" table:style-name="Gnumeric-default"/>
        </table:table-row>
        <table:table-row table:style-name="AROW-1">
          <table:table-cell table:style-name="ACE-0xb852c3b4"/>
          <table:table-cell table:number-columns-repeated="3" table:style-name="Gnumeric-default"/>
          <table:table-cell table:style-name="Gnumeric-default" table:formula="of:=[.B4]*[.D4]" office:value-type="float" office:value="0">
            <text:p>0</text:p>
          </table:table-cell>
          <table:table-cell table:style-name="Gnumeric-default"/>
          <table:table-cell table:style-name="Gnumeric-default" table:formula="of:=[.B4]*[.F4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ACE-0xb852c3b4" office:value-type="string">
            <text:p>Frequenzgenerator</text:p>
          </table:table-cell>
          <table:table-cell table:number-columns-repeated="3" table:style-name="Gnumeric-default"/>
          <table:table-cell table:style-name="Gnumeric-default" table:formula="of:=[.B5]*[.D5]" office:value-type="float" office:value="0">
            <text:p>0</text:p>
          </table:table-cell>
          <table:table-cell table:style-name="Gnumeric-default"/>
          <table:table-cell table:style-name="Gnumeric-default" table:formula="of:=[.B5]*[.F5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2">
          <table:table-cell table:style-name="ACE-0xb852c474" office:value-type="string">
            <text:p>IDT5V49EE70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.3V</text:p>
          </table:table-cell>
          <table:table-cell table:style-name="Gnumeric-default" office:value-type="float" office:value="25">
            <text:p>25</text:p>
          </table:table-cell>
          <table:table-cell table:style-name="Gnumeric-default" table:formula="of:=[.B6]*[.D6]" office:value-type="float" office:value="25">
            <text:p>25</text:p>
          </table:table-cell>
          <table:table-cell table:style-name="Gnumeric-default" office:value-type="float" office:value="10.8">
            <text:p>10.8</text:p>
          </table:table-cell>
          <table:table-cell table:style-name="Gnumeric-default" table:formula="of:=[.B6]*[.F6]" office:value-type="float" office:value="10.8">
            <text:p>10.8</text:p>
          </table:table-cell>
          <table:table-cell table:number-columns-repeated="249" table:style-name="Gnumeric-default"/>
        </table:table-row>
        <table:table-row table:style-name="AROW-1">
          <table:table-cell table:style-name="ACE-0xb852c474"/>
          <table:table-cell table:number-columns-repeated="3" table:style-name="Gnumeric-default"/>
          <table:table-cell table:style-name="Gnumeric-default" table:formula="of:=[.B7]*[.D7]" office:value-type="float" office:value="0">
            <text:p>0</text:p>
          </table:table-cell>
          <table:table-cell table:style-name="Gnumeric-default"/>
          <table:table-cell table:style-name="Gnumeric-default" table:formula="of:=[.B7]*[.F7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2">
          <table:table-cell table:style-name="ACE-0xb852c534" office:value-type="string">
            <text:p>CONREVSMA001-SMD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table:formula="of:=[.B8]*[.D8]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[.B8]*[.F8]" office:value-type="float" office:value="8">
            <text:p>8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table:formula="of:=[.B9]*[.D9]" office:value-type="float" office:value="0">
            <text:p>0</text:p>
          </table:table-cell>
          <table:table-cell table:style-name="Gnumeric-default"/>
          <table:table-cell table:style-name="Gnumeric-default" table:formula="of:=[.B9]*[.F9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ACE-0xb852c3b4" office:value-type="string">
            <text:p>Frequenzteiler</text:p>
          </table:table-cell>
          <table:table-cell table:number-columns-repeated="3" table:style-name="Gnumeric-default"/>
          <table:table-cell table:style-name="Gnumeric-default" table:formula="of:=[.B10]*[.D10]" office:value-type="float" office:value="0">
            <text:p>0</text:p>
          </table:table-cell>
          <table:table-cell table:style-name="Gnumeric-default"/>
          <table:table-cell table:style-name="Gnumeric-default" table:formula="of:=[.B10]*[.F10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74ALVC7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.3V</text:p>
          </table:table-cell>
          <table:table-cell table:style-name="Gnumeric-default" office:value-type="float" office:value="60">
            <text:p>60</text:p>
          </table:table-cell>
          <table:table-cell table:style-name="Gnumeric-default" table:formula="of:=[.B11]*[.D11]" office:value-type="float" office:value="60">
            <text:p>60</text:p>
          </table:table-cell>
          <table:table-cell table:style-name="Gnumeric-default" office:value-type="float" office:value="0.7">
            <text:p>0.7</text:p>
          </table:table-cell>
          <table:table-cell table:style-name="Gnumeric-default" table:formula="of:=[.B11]*[.F11]" office:value-type="float" office:value="0.7">
            <text:p>0.7</text:p>
          </table:table-cell>
          <table:table-cell table:style-name="Gnumeric-default" office:value-type="string">
            <text:p>DUAL 425MHz CMOS FF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MC100LVELT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.3V</text:p>
          </table:table-cell>
          <table:table-cell table:style-name="Gnumeric-default" office:value-type="float" office:value="20">
            <text:p>20</text:p>
          </table:table-cell>
          <table:table-cell table:style-name="Gnumeric-default" table:formula="of:=[.B12]*[.D12]" office:value-type="float" office:value="20">
            <text:p>20</text:p>
          </table:table-cell>
          <table:table-cell table:style-name="Gnumeric-default" office:value-type="float" office:value="5.5">
            <text:p>5.5</text:p>
          </table:table-cell>
          <table:table-cell table:style-name="Gnumeric-default" table:formula="of:=[.B12]*[.F12]" office:value-type="float" office:value="5.5">
            <text:p>5.5</text:p>
          </table:table-cell>
          <table:table-cell table:style-name="Gnumeric-default" office:value-type="string">
            <text:p>Dual LVPECL -&gt; TTL 350Mhz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MC100LVEL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.3V</text:p>
          </table:table-cell>
          <table:table-cell table:style-name="Gnumeric-default" office:value-type="float" office:value="35">
            <text:p>35</text:p>
          </table:table-cell>
          <table:table-cell table:style-name="Gnumeric-default" table:formula="of:=[.B13]*[.D13]" office:value-type="float" office:value="35">
            <text:p>35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formula="of:=[.B13]*[.F13]" office:value-type="float" office:value="10">
            <text:p>10</text:p>
          </table:table-cell>
          <table:table-cell table:style-name="Gnumeric-default" office:value-type="string">
            <text:p>Dual LVPECL FF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table:formula="of:=[.B14]*[.D14]" office:value-type="float" office:value="0">
            <text:p>0</text:p>
          </table:table-cell>
          <table:table-cell table:style-name="Gnumeric-default"/>
          <table:table-cell table:style-name="Gnumeric-default" table:formula="of:=[.B14]*[.F14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ACE-0xb852c3b4" office:value-type="string">
            <text:p>FPGA</text:p>
          </table:table-cell>
          <table:table-cell table:number-columns-repeated="3" table:style-name="Gnumeric-default"/>
          <table:table-cell table:style-name="Gnumeric-default" table:formula="of:=[.B15]*[.D15]" office:value-type="float" office:value="0">
            <text:p>0</text:p>
          </table:table-cell>
          <table:table-cell table:style-name="Gnumeric-default"/>
          <table:table-cell table:style-name="Gnumeric-default" table:formula="of:=[.B15]*[.F15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ispMACH4000V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.3V</text:p>
          </table:table-cell>
          <table:table-cell table:style-name="Gnumeric-default" office:value-type="float" office:value="12">
            <text:p>12</text:p>
          </table:table-cell>
          <table:table-cell table:style-name="Gnumeric-default" table:formula="of:=[.B16]*[.D16]" office:value-type="float" office:value="12">
            <text:p>12</text:p>
          </table:table-cell>
          <table:table-cell table:style-name="Gnumeric-default" office:value-type="float" office:value="1.5">
            <text:p>1.5</text:p>
          </table:table-cell>
          <table:table-cell table:style-name="Gnumeric-default" table:formula="of:=[.B16]*[.F16]" office:value-type="float" office:value="1.5">
            <text:p>1.5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table:formula="of:=[.B17]*[.D17]" office:value-type="float" office:value="0">
            <text:p>0</text:p>
          </table:table-cell>
          <table:table-cell table:style-name="Gnumeric-default"/>
          <table:table-cell table:style-name="Gnumeric-default" table:formula="of:=[.B17]*[.F17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ACE-0xb852c3b4" office:value-type="string">
            <text:p>Mischer</text:p>
          </table:table-cell>
          <table:table-cell table:number-columns-repeated="3" table:style-name="Gnumeric-default"/>
          <table:table-cell table:style-name="Gnumeric-default" table:formula="of:=[.B18]*[.D18]" office:value-type="float" office:value="0">
            <text:p>0</text:p>
          </table:table-cell>
          <table:table-cell table:style-name="Gnumeric-default"/>
          <table:table-cell table:style-name="Gnumeric-default" table:formula="of:=[.B18]*[.F18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table:formula="of:=[.B19]*[.D19]" office:value-type="float" office:value="0">
            <text:p>0</text:p>
          </table:table-cell>
          <table:table-cell table:style-name="Gnumeric-default"/>
          <table:table-cell table:style-name="Gnumeric-default" table:formula="of:=[.B19]*[.F19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FST325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5V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formula="of:=[.B20]*[.D20]" office:value-type="float" office:value="20">
            <text:p>20</text:p>
          </table:table-cell>
          <table:table-cell table:style-name="Gnumeric-default" office:value-type="float" office:value="0.8">
            <text:p>0.8</text:p>
          </table:table-cell>
          <table:table-cell table:style-name="Gnumeric-default" table:formula="of:=[.B20]*[.F20]" office:value-type="float" office:value="1.6">
            <text:p>1.6</text:p>
          </table:table-cell>
          <table:table-cell table:number-columns-repeated="249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table:formula="of:=[.B21]*[.D21]" office:value-type="float" office:value="0">
            <text:p>0</text:p>
          </table:table-cell>
          <table:table-cell table:style-name="Gnumeric-default"/>
          <table:table-cell table:style-name="Gnumeric-default" table:formula="of:=[.B21]*[.F21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Summe</text:p>
          </table:table-cell>
          <table:table-cell table:number-columns-repeated="3" table:style-name="Gnumeric-default"/>
          <table:table-cell table:style-name="Gnumeric-default" table:formula="of:=SUM([.E2:.E21])" office:value-type="float" office:value="188">
            <text:p>188</text:p>
          </table:table-cell>
          <table:table-cell table:style-name="Gnumeric-default"/>
          <table:table-cell table:style-name="Gnumeric-default" table:formula="of:=SUM([.G2:.G21])" office:value-type="float" office:value="41.6">
            <text:p>41.6</text:p>
          </table:table-cell>
          <table:table-cell table:number-columns-repeated="249" table:style-name="Gnumeric-default"/>
        </table:table-row>
        <table:table-row table:style-name="AROW-0" table:number-rows-repeated="65514"/>
        <table:named-expressions>
          <table:named-expression table:name="Print_Area" table:expression="of:=#REF!" table:base-cell-address="$'Budget'.$A$1"/>
          <table:named-expression table:name="Sheet_Title" table:expression="of:=&quot;Budget&quot;" table:base-cell-address="$'Budget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CPLD" table:style-name="ta-0xb8537150" table:print="false">
        <office:forms form:automatic-focus="false" form:apply-design-mode="false">
          <form:form/>
        </office:forms>
        <table:table-column table:default-cell-style-name="ACE-0xb852c6b4" table:style-name="ACOL-6"/>
        <table:table-column table:default-cell-style-name="ACE-0xb852c6b4" table:style-name="ACOL-7" table:number-columns-repeated="3"/>
        <table:table-column table:default-cell-style-name="ACE-0xb852c6b4" table:style-name="ACOL-8"/>
        <table:table-column table:default-cell-style-name="ACE-0xb852c6b4" table:style-name="ACOL-9"/>
        <table:table-column table:default-cell-style-name="ACE-0xb852c6b4" table:style-name="ACOL-10"/>
        <table:table-column table:default-cell-style-name="ACE-0xb852c6b4" table:style-name="ACOL-2" table:number-columns-repeated="1017"/>
        <table:table-row table:style-name="AROW-2">
          <table:table-cell table:style-name="ACE-0xb852c5f4" office:value-type="string">
            <text:p>Hersteller</text:p>
          </table:table-cell>
          <table:table-cell table:style-name="ACE-0xb852c5f4" office:value-type="string">
            <text:p>Lattice</text:p>
          </table:table-cell>
          <table:table-cell table:style-name="ACE-0xb852c5f4" office:value-type="string">
            <text:p>Lattice</text:p>
          </table:table-cell>
          <table:table-cell table:style-name="ACE-0xb852c5f4" office:value-type="string">
            <text:p>Lattice</text:p>
          </table:table-cell>
          <table:table-cell table:style-name="ACE-0xb852c5f4" office:value-type="string">
            <text:p>Microsemi (Actel)</text:p>
          </table:table-cell>
          <table:table-cell table:style-name="ACE-0xb852c5f4" office:value-type="string">
            <text:p>Altera</text:p>
          </table:table-cell>
          <table:table-cell table:style-name="ACE-0xb852c5f4" office:value-type="string">
            <text:p>Xilinx</text:p>
          </table:table-cell>
          <table:table-cell table:number-columns-repeated="1017" table:style-name="ACE-0xb852c5f4"/>
        </table:table-row>
        <table:table-row table:style-name="AROW-2">
          <table:table-cell table:style-name="ACE-0xb852c5f4" office:value-type="string">
            <text:p>Baureihe</text:p>
          </table:table-cell>
          <table:table-cell table:style-name="ACE-0xb852c5f4" office:value-type="string">
            <text:p>ispMACH4000V</text:p>
          </table:table-cell>
          <table:table-cell table:style-name="ACE-0xb852c5f4" office:value-type="string">
            <text:p>XO2-256</text:p>
          </table:table-cell>
          <table:table-cell table:style-name="ACE-0xb852c5f4" office:value-type="string">
            <text:p>XO2-640</text:p>
          </table:table-cell>
          <table:table-cell table:style-name="ACE-0xb852c5f4" office:value-type="string">
            <text:p>alle</text:p>
          </table:table-cell>
          <table:table-cell table:style-name="ACE-0xb852c5f4" office:value-type="string">
            <text:p>Max2</text:p>
          </table:table-cell>
          <table:table-cell table:style-name="ACE-0xb852c5f4" office:value-type="string">
            <text:p>Coolrunner XPLA3</text:p>
          </table:table-cell>
          <table:table-cell table:number-columns-repeated="1017" table:style-name="ACE-0xb852c5f4"/>
        </table:table-row>
        <table:table-row table:style-name="AROW-2">
          <table:table-cell table:style-name="ACE-0xb852c5f4" office:value-type="string">
            <text:p>Vcore</text:p>
          </table:table-cell>
          <table:table-cell table:style-name="ACE-0xb852c5f4" office:value-type="string">
            <text:p>3.3V</text:p>
          </table:table-cell>
          <table:table-cell table:style-name="ACE-0xb852c5f4" office:value-type="string">
            <text:p>3.3V</text:p>
          </table:table-cell>
          <table:table-cell table:style-name="ACE-0xb852c5f4" office:value-type="string">
            <text:p>3.3V</text:p>
          </table:table-cell>
          <table:table-cell table:style-name="ACE-0xb852c5f4" office:value-type="string">
            <text:p>1.2-1.5V</text:p>
          </table:table-cell>
          <table:table-cell table:style-name="ACE-0xb852c5f4" office:value-type="string">
            <text:p>3.3V</text:p>
          </table:table-cell>
          <table:table-cell table:style-name="ACE-0xb852c5f4" office:value-type="string">
            <text:p>3.3V</text:p>
          </table:table-cell>
          <table:table-cell table:number-columns-repeated="1017" table:style-name="ACE-0xb852c5f4"/>
        </table:table-row>
        <table:table-row table:style-name="AROW-4">
          <table:table-cell table:style-name="ACE-0xb852c5f4" office:value-type="string">
            <text:p>Kleinstes verfügbares Gehäuse (kein BGA)</text:p>
          </table:table-cell>
          <table:table-cell table:style-name="ACE-0xb852c5f4" office:value-type="string">
            <text:p>TQFP 48 (7x7)</text:p>
          </table:table-cell>
          <table:table-cell table:style-name="ACE-0xb852c5f4" office:value-type="string">
            <text:p>TQFP 100 (14x14)</text:p>
          </table:table-cell>
          <table:table-cell table:style-name="ACE-0xb852c5f4" office:value-type="string">
            <text:p>TQFP 100</text:p>
          </table:table-cell>
          <table:table-cell table:style-name="ACE-0xb852c5f4"/>
          <table:table-cell table:style-name="ACE-0xb852c5f4" office:value-type="string">
            <text:p>TQFP 100 (14x14)</text:p>
          </table:table-cell>
          <table:table-cell table:style-name="ACE-0xb852c5f4" office:value-type="string">
            <text:p>VQFP 44 (10x10)</text:p>
          </table:table-cell>
          <table:table-cell table:number-columns-repeated="1017" table:style-name="ACE-0xb852c5f4"/>
        </table:table-row>
        <table:table-row table:style-name="AROW-2">
          <table:table-cell table:style-name="ACE-0xb852c5f4" office:value-type="string">
            <text:p>Erhältlich bei</text:p>
          </table:table-cell>
          <table:table-cell table:style-name="ACE-0xb852c5f4" office:value-type="string">
            <text:p>Digikey</text:p>
          </table:table-cell>
          <table:table-cell table:style-name="ACE-0xb852c5f4" office:value-type="string">
            <text:p>Digikey</text:p>
          </table:table-cell>
          <table:table-cell table:style-name="ACE-0xb852c5f4" office:value-type="string">
            <text:p>Lattice, Digikey</text:p>
          </table:table-cell>
          <table:table-cell table:style-name="ACE-0xb852c5f4"/>
          <table:table-cell table:style-name="ACE-0xb852c5f4" office:value-type="string">
            <text:p>Digikey</text:p>
          </table:table-cell>
          <table:table-cell table:style-name="ACE-0xb852c5f4" office:value-type="string">
            <text:p>Digikey</text:p>
          </table:table-cell>
          <table:table-cell table:number-columns-repeated="1017" table:style-name="ACE-0xb852c5f4"/>
        </table:table-row>
        <table:table-row table:style-name="AROW-5">
          <table:table-cell table:style-name="ACE-0xb852c5f4" office:value-type="string">
            <text:p>Tpd</text:p>
          </table:table-cell>
          <table:table-cell table:style-name="ACE-0xb852c5f4" office:value-type="string">
            <text:p>7.5ns (schnellere nicht verf.)</text:p>
          </table:table-cell>
          <table:table-cell table:style-name="ACE-0xb852c5f4" office:value-type="string">
            <text:p>7.24ns (schnellere nicht verf.)</text:p>
          </table:table-cell>
          <table:table-cell table:style-name="ACE-0xb852c5f4" office:value-type="string">
            <text:p>6.72?</text:p>
          </table:table-cell>
          <table:table-cell table:number-columns-repeated="2" table:style-name="ACE-0xb852c5f4"/>
          <table:table-cell table:style-name="ACE-0xb852c5f4" office:value-type="string">
            <text:p>9.1?</text:p>
          </table:table-cell>
          <table:table-cell table:number-columns-repeated="1017" table:style-name="ACE-0xb852c5f4"/>
        </table:table-row>
        <table:table-row table:style-name="AROW-2">
          <table:table-cell table:style-name="ACE-0xb852c5f4" office:value-type="string">
            <text:p>Fmax</text:p>
          </table:table-cell>
          <table:table-cell table:style-name="ACE-0xb852c5f4" office:value-type="string">
            <text:p>160MHz</text:p>
          </table:table-cell>
          <table:table-cell table:style-name="ACE-0xb852c5f4" office:value-type="string">
            <text:p>200MHz?</text:p>
          </table:table-cell>
          <table:table-cell table:style-name="ACE-0xb852c5f4" office:value-type="string">
            <text:p>388MHz?</text:p>
          </table:table-cell>
          <table:table-cell table:number-columns-repeated="2" table:style-name="ACE-0xb852c5f4"/>
          <table:table-cell table:style-name="ACE-0xb852c5f4" office:value-type="string">
            <text:p>213MHz</text:p>
          </table:table-cell>
          <table:table-cell table:number-columns-repeated="1017" table:style-name="ACE-0xb852c5f4"/>
        </table:table-row>
        <table:table-row table:style-name="AROW-2">
          <table:table-cell table:style-name="ACE-0xb852c5f4" office:value-type="string">
            <text:p>IDE</text:p>
          </table:table-cell>
          <table:table-cell table:style-name="ACE-0xb852c5f4" office:value-type="string">
            <text:p>ispLever Classic</text:p>
          </table:table-cell>
          <table:table-cell table:style-name="ACE-0xb852c5f4" office:value-type="string">
            <text:p>Lattice Diamond</text:p>
          </table:table-cell>
          <table:table-cell table:style-name="ACE-0xb852c5f4" office:value-type="string">
            <text:p>Lattice Diamond</text:p>
          </table:table-cell>
          <table:table-cell table:number-columns-repeated="2" table:style-name="ACE-0xb852c5f4"/>
          <table:table-cell table:style-name="ACE-0xb852c5f4" office:value-type="string">
            <text:p>ISE Webpack</text:p>
          </table:table-cell>
          <table:table-cell table:number-columns-repeated="1017" table:style-name="ACE-0xb852c5f4"/>
        </table:table-row>
        <table:table-row table:style-name="AROW-2">
          <table:table-cell table:style-name="ACE-0xb852c5f4" office:value-type="string">
            <text:p>Preis</text:p>
          </table:table-cell>
          <table:table-cell table:style-name="ACE-0xb852c5f4" office:value-type="float" office:value="1.5">
            <text:p>1.5</text:p>
          </table:table-cell>
          <table:table-cell table:style-name="ACE-0xb852c5f4" office:value-type="float" office:value="4.5">
            <text:p>4.5</text:p>
          </table:table-cell>
          <table:table-cell table:style-name="ACE-0xb852c5f4" office:value-type="float" office:value="6.3">
            <text:p>6.3</text:p>
          </table:table-cell>
          <table:table-cell table:style-name="ACE-0xb852c5f4"/>
          <table:table-cell table:style-name="ACE-0xb852c5f4" office:value-type="string">
            <text:p>6.5/8.9</text:p>
          </table:table-cell>
          <table:table-cell table:style-name="ACE-0xb852c5f4" office:value-type="float" office:value="4.2">
            <text:p>4.2</text:p>
          </table:table-cell>
          <table:table-cell table:number-columns-repeated="1017" table:style-name="ACE-0xb852c5f4"/>
        </table:table-row>
        <table:table-row table:style-name="AROW-2">
          <table:table-cell table:style-name="ACE-0xb852c5f4" office:value-type="string">
            <text:p>Speziell</text:p>
          </table:table-cell>
          <table:table-cell table:style-name="ACE-0xb852c5f4"/>
          <table:table-cell table:style-name="ACE-0xb852c5f4" office:value-type="string">
            <text:p>LVPECL Inputs</text:p>
          </table:table-cell>
          <table:table-cell table:style-name="ACE-0xb852c5f4" office:value-type="string">
            <text:p>LVDS Outputs</text:p>
          </table:table-cell>
          <table:table-cell table:number-columns-repeated="1020" table:style-name="ACE-0xb852c5f4"/>
        </table:table-row>
        <table:table-row table:style-name="AROW-1" table:number-rows-repeated="65526"/>
        <table:named-expressions>
          <table:named-expression table:name="Print_Area" table:expression="of:=#REF!" table:base-cell-address="$'CPLD'.$A$1"/>
          <table:named-expression table:name="Sheet_Title" table:expression="of:=&quot;CPLD&quot;" table:base-cell-address="$'CPLD'.$A$1"/>
        </table:named-expressions>
        <gnm:selections gnm:cursor-col="2" gnm:cursor-row="9">
          <gnm:selection gnm:start-col="2" gnm:start-row="9" gnm:end-col="2" gnm:end-row="9"/>
        </gnm:selections>
      </table:table>
      <table:table table:name="Stromverbrauch" table:style-name="ta-0xb85372a0" table:print="false">
        <office:forms form:automatic-focus="false" form:apply-design-mode="false">
          <form:form/>
        </office:forms>
        <table:table-column table:default-cell-style-name="ACE-0xb852c774" table:style-name="ACOL-11"/>
        <table:table-column table:default-cell-style-name="ACE-0xb852c774" table:style-name="ACOL-12"/>
        <table:table-column table:default-cell-style-name="ACE-0xb852c774" table:style-name="ACOL-13"/>
        <table:table-column table:default-cell-style-name="ACE-0xb852c774" table:style-name="ACOL-2" table:number-columns-repeated="253"/>
        <table:table-row table:style-name="AROW-6">
          <table:table-cell table:style-name="ACE-0xb852c834" office:value-type="string">
            <text:p>FST3253</text:p>
          </table:table-cell>
          <table:table-cell table:style-name="ACE-0xb852c774" office:value-type="string">
            <text:p>Statisch 3mA</text:p>
          </table:table-cell>
          <table:table-cell table:style-name="ACE-0xb852c774" office:value-type="float" office:value="3">
            <text:p>3</text:p>
          </table:table-cell>
          <table:table-cell table:number-columns-repeated="253" table:style-name="ACE-0xb852c774"/>
        </table:table-row>
        <table:table-row table:style-name="AROW-6">
          <table:table-cell table:style-name="ACE-0xb852c774"/>
          <table:table-cell table:style-name="ACE-0xb852c774" office:value-type="string">
            <text:p>Kontrollpins 3pF -&gt; 1.8mA @ 60MHz</text:p>
          </table:table-cell>
          <table:table-cell table:style-name="ACE-0xb852c774" office:value-type="float" office:value="1.8">
            <text:p>1.8</text:p>
          </table:table-cell>
          <table:table-cell table:number-columns-repeated="253" table:style-name="ACE-0xb852c774"/>
        </table:table-row>
        <table:table-row table:style-name="AROW-1">
          <table:table-cell table:style-name="ACE-0xb852c774"/>
          <table:table-cell table:style-name="ACE-0xb852c774" office:value-type="string">
            <text:p>ICC increase</text:p>
          </table:table-cell>
          <table:table-cell table:number-columns-repeated="254" table:style-name="ACE-0xb852c774"/>
        </table:table-row>
        <table:table-row table:style-name="AROW-1"/>
        <table:table-row table:style-name="AROW-1">
          <table:table-cell table:style-name="ACE-0xb852c834" office:value-type="string">
            <text:p>74ALVC74</text:p>
          </table:table-cell>
          <table:table-cell table:style-name="ACE-0xb852c834" office:value-type="string">
            <text:p>Cpd * VCC * fi * N = N * 30mA</text:p>
          </table:table-cell>
          <table:table-cell table:number-columns-repeated="254" table:style-name="ACE-0xb852c774"/>
        </table:table-row>
        <table:table-row table:style-name="AROW-1">
          <table:table-cell table:style-name="ACE-0xb852c774"/>
          <table:table-cell table:style-name="ACE-0xb852c834" office:value-type="string">
            <text:p>Cl * Vcc * fo = N * 10mA</text:p>
          </table:table-cell>
          <table:table-cell table:number-columns-repeated="254" table:style-name="ACE-0xb852c774"/>
        </table:table-row>
        <table:table-row table:style-name="AROW-1">
          <table:table-cell table:style-name="ACE-0xb852c774"/>
          <table:table-cell table:style-name="ACE-0xb852c834"/>
          <table:table-cell table:number-columns-repeated="254" table:style-name="ACE-0xb852c774"/>
        </table:table-row>
        <table:table-row table:style-name="AROW-6">
          <table:table-cell table:style-name="ACE-0xb852c774" office:value-type="string">
            <text:p>ASEMB-10.000MHZ-LY-T</text:p>
          </table:table-cell>
          <table:table-cell table:style-name="ACE-0xb852c774" office:value-type="string">
            <text:p>16mA</text:p>
          </table:table-cell>
          <table:table-cell table:style-name="ACE-0xb852c774" office:value-type="float" office:value="16">
            <text:p>16</text:p>
          </table:table-cell>
          <table:table-cell table:number-columns-repeated="253" table:style-name="ACE-0xb852c774"/>
        </table:table-row>
        <table:table-row table:style-name="AROW-1"/>
        <table:table-row table:style-name="AROW-6">
          <table:table-cell table:style-name="ACE-0xb852c774" office:value-type="string">
            <text:p>FS7140</text:p>
          </table:table-cell>
          <table:table-cell table:style-name="ACE-0xb852c774" office:value-type="string">
            <text:p>35mA total (Beispiel in Datenblatt)</text:p>
          </table:table-cell>
          <table:table-cell table:style-name="ACE-0xb852c774" office:value-type="float" office:value="35">
            <text:p>35</text:p>
          </table:table-cell>
          <table:table-cell table:number-columns-repeated="253" table:style-name="ACE-0xb852c774"/>
        </table:table-row>
        <table:table-row table:style-name="AROW-6">
          <table:table-cell table:style-name="ACE-0xb852c774"/>
          <table:table-cell table:style-name="ACE-0xb852c774" office:value-type="string">
            <text:p>bei Init alle Register 0x00, Reaktion?</text:p>
          </table:table-cell>
          <table:table-cell table:number-columns-repeated="254" table:style-name="ACE-0xb852c774"/>
        </table:table-row>
        <table:table-row table:style-name="AROW-1"/>
        <table:table-row table:style-name="AROW-6">
          <table:table-cell table:style-name="ACE-0xb852c774" office:value-type="string">
            <text:p>NB3N551 Clock Buffer</text:p>
          </table:table-cell>
          <table:table-cell table:style-name="ACE-0xb852c774" office:value-type="string">
            <text:p>20mA typ statisch</text:p>
          </table:table-cell>
          <table:table-cell table:style-name="ACE-0xb852c774" office:value-type="float" office:value="20">
            <text:p>20</text:p>
          </table:table-cell>
          <table:table-cell table:number-columns-repeated="253" table:style-name="ACE-0xb852c774"/>
        </table:table-row>
        <table:table-row table:style-name="AROW-1"/>
        <table:table-row table:style-name="AROW-6">
          <table:table-cell table:style-name="ACE-0xb852c774" office:value-type="string">
            <text:p>LTC2632 DAC</text:p>
          </table:table-cell>
          <table:table-cell table:style-name="ACE-0xb852c774" office:value-type="string">
            <text:p>0.4mA statisch</text:p>
          </table:table-cell>
          <table:table-cell table:style-name="ACE-0xb852c774" office:value-type="float" office:value="0.4">
            <text:p>0.4</text:p>
          </table:table-cell>
          <table:table-cell table:number-columns-repeated="253" table:style-name="ACE-0xb852c774"/>
        </table:table-row>
        <table:table-row table:style-name="AROW-1"/>
        <table:table-row table:style-name="AROW-6">
          <table:table-cell table:style-name="ACE-0xb852c774" office:value-type="string">
            <text:p>LCMXO2-256HC</text:p>
          </table:table-cell>
          <table:table-cell table:style-name="ACE-0xb852c774" office:value-type="string">
            <text:p>1.15mA statisch</text:p>
          </table:table-cell>
          <table:table-cell table:style-name="ACE-0xb852c774" office:value-type="float" office:value="1.15">
            <text:p>1.15</text:p>
          </table:table-cell>
          <table:table-cell table:number-columns-repeated="253" table:style-name="ACE-0xb852c774"/>
        </table:table-row>
        <table:table-row table:style-name="AROW-6">
          <table:table-cell table:style-name="ACE-0xb852c774"/>
          <table:table-cell table:style-name="ACE-0xb852c774" office:value-type="string">
            <text:p>14.6mA programming</text:p>
          </table:table-cell>
          <table:table-cell table:number-columns-repeated="254" table:style-name="ACE-0xb852c774"/>
        </table:table-row>
        <table:table-row table:style-name="AROW-1"/>
        <table:table-row table:style-name="AROW-6">
          <table:table-cell table:style-name="ACE-0xb852c774" office:value-type="string">
            <text:p>LMH6629 RX AMP</text:p>
          </table:table-cell>
          <table:table-cell table:style-name="ACE-0xb852c774" office:value-type="string">
            <text:p>13.7mA statisch</text:p>
          </table:table-cell>
          <table:table-cell table:style-name="ACE-0xb852c774" office:value-type="float" office:value="13.7">
            <text:p>13.7</text:p>
          </table:table-cell>
          <table:table-cell table:number-columns-repeated="253" table:style-name="ACE-0xb852c774"/>
        </table:table-row>
        <table:table-row table:style-name="AROW-1"/>
        <table:table-row table:style-name="AROW-6">
          <table:table-cell table:style-name="ACE-0xb852c774" office:value-type="string">
            <text:p>LNA</text:p>
          </table:table-cell>
          <table:table-cell table:style-name="ACE-0xb852c774" office:value-type="string">
            <text:p>1-2mA bei VAGC &lt;=1V</text:p>
          </table:table-cell>
          <table:table-cell table:style-name="ACE-0xb852c774" office:value-type="float" office:value="2">
            <text:p>2</text:p>
          </table:table-cell>
          <table:table-cell table:number-columns-repeated="253" table:style-name="ACE-0xb852c774"/>
        </table:table-row>
        <table:table-row table:style-name="AROW-6">
          <table:table-cell table:style-name="ACE-0xb852c774"/>
          <table:table-cell table:style-name="ACE-0xb852c774" office:value-type="string">
            <text:p>1.3mA für Output Bias</text:p>
          </table:table-cell>
          <table:table-cell table:style-name="ACE-0xb852c774" office:value-type="float" office:value="1.3">
            <text:p>1.3</text:p>
          </table:table-cell>
          <table:table-cell table:number-columns-repeated="253" table:style-name="ACE-0xb852c774"/>
        </table:table-row>
        <table:table-row table:style-name="AROW-6">
          <table:table-cell table:style-name="ACE-0xb852c774"/>
          <table:table-cell table:style-name="ACE-0xb852c774" office:value-type="string">
            <text:p>1.3mA für Antennen Bias</text:p>
          </table:table-cell>
          <table:table-cell table:style-name="ACE-0xb852c774" office:value-type="float" office:value="1.3">
            <text:p>1.3</text:p>
          </table:table-cell>
          <table:table-cell table:number-columns-repeated="253" table:style-name="ACE-0xb852c774"/>
        </table:table-row>
        <table:table-row table:style-name="AROW-0"/>
        <table:table-row table:style-name="AROW-6">
          <table:table-cell table:style-name="ACE-0xb852c774" office:value-type="string">
            <text:p>LTC6088 TX AMP</text:p>
          </table:table-cell>
          <table:table-cell table:style-name="ACE-0xb852c774" office:value-type="string">
            <text:p>4.2mA statisch typical</text:p>
          </table:table-cell>
          <table:table-cell table:style-name="ACE-0xb852c774" office:value-type="float" office:value="4.2">
            <text:p>4.2</text:p>
          </table:table-cell>
          <table:table-cell table:number-columns-repeated="253" table:style-name="ACE-0xb852c774"/>
        </table:table-row>
        <table:table-row table:style-name="AROW-1"/>
        <table:table-row table:style-name="AROW-6">
          <table:table-cell table:style-name="ACE-0xb852c774" office:value-type="string">
            <text:p>LTC6602 Bandpass</text:p>
          </table:table-cell>
          <table:table-cell table:style-name="ACE-0xb852c774" office:value-type="string">
            <text:p>105mA typical bei HPF=90k LPF=900k</text:p>
          </table:table-cell>
          <table:table-cell table:style-name="ACE-0xb852c774" office:value-type="float" office:value="105">
            <text:p>105</text:p>
          </table:table-cell>
          <table:table-cell table:number-columns-repeated="253" table:style-name="ACE-0xb852c774"/>
        </table:table-row>
        <table:table-row table:style-name="AROW-1"/>
        <table:table-row table:style-name="AROW-6">
          <table:table-cell table:style-name="ACE-0xb852c774" office:value-type="string">
            <text:p>ST32F4</text:p>
          </table:table-cell>
          <table:table-cell table:style-name="ACE-0xb852c774" office:value-type="string">
            <text:p>7mA Core@16MHz ohne Peripherals (interner Oszillator ohne PLL)</text:p>
          </table:table-cell>
          <table:table-cell table:style-name="ACE-0xb852c774" office:value-type="float" office:value="7">
            <text:p>7</text:p>
          </table:table-cell>
          <table:table-cell table:number-columns-repeated="253" table:style-name="ACE-0xb852c774"/>
        </table:table-row>
        <table:table-row table:style-name="AROW-0"/>
        <table:table-row table:style-name="AROW-6">
          <table:table-cell table:style-name="ACE-0xb852c774" office:value-type="string">
            <text:p>USB3320 USB PHY</text:p>
          </table:table-cell>
          <table:table-cell table:style-name="ACE-0xb852c774" office:value-type="string">
            <text:p>0mA in low power mode, ? Bei reset</text:p>
          </table:table-cell>
          <table:table-cell table:number-columns-repeated="254" table:style-name="ACE-0xb852c774"/>
        </table:table-row>
        <table:table-row table:style-name="AROW-6">
          <table:table-cell table:number-columns-repeated="2" table:style-name="ACE-0xb852c774"/>
          <table:table-cell table:style-name="ACE-0xb852c774" table:formula="of:=SUM([.C1:.C30])" office:value-type="float" office:value="211.85">
            <text:p>211.85</text:p>
          </table:table-cell>
          <table:table-cell table:number-columns-repeated="253" table:style-name="ACE-0xb852c774"/>
        </table:table-row>
        <table:table-row table:style-name="AROW-1" table:number-rows-repeated="65503"/>
        <table:named-expressions>
          <table:named-expression table:name="Print_Area" table:expression="of:=#REF!" table:base-cell-address="$'Stromverbrauch'.$A$1"/>
          <table:named-expression table:name="Sheet_Title" table:expression="of:=&quot;Stromverbrauch&quot;" table:base-cell-address="$'Stromverbrauch'.$A$1"/>
        </table:named-expressions>
        <gnm:selections gnm:cursor-col="1" gnm:cursor-row="31">
          <gnm:selection gnm:start-col="1" gnm:start-row="31" gnm:end-col="1" gnm:end-row="31"/>
        </gnm:selections>
      </table:table>
      <table:table table:name="Flip Flops" table:style-name="ta-0xb85373f0" table:print="false">
        <office:forms form:automatic-focus="false" form:apply-design-mode="false">
          <form:form/>
        </office:forms>
        <table:table-column table:default-cell-style-name="ACE-0xb852c8f4" table:style-name="ACOL-2"/>
        <table:table-column table:default-cell-style-name="ACE-0xb852c8f4" table:style-name="ACOL-14"/>
        <table:table-column table:default-cell-style-name="ACE-0xb852c8f4" table:style-name="ACOL-2" table:number-columns-repeated="3"/>
        <table:table-column table:default-cell-style-name="ACE-0xb852c8f4" table:style-name="ACOL-15"/>
        <table:table-column table:default-cell-style-name="ACE-0xb852c8f4" table:style-name="ACOL-16"/>
        <table:table-column table:default-cell-style-name="ACE-0xb852c8f4" table:style-name="ACOL-17"/>
        <table:table-column table:default-cell-style-name="ACE-0xb852c8f4" table:style-name="ACOL-18" table:number-columns-repeated="2"/>
        <table:table-column table:default-cell-style-name="ACE-0xb852c8f4" table:style-name="ACOL-2" table:number-columns-repeated="2"/>
        <table:table-column table:default-cell-style-name="ACE-0xb852c8f4" table:style-name="ACOL-19"/>
        <table:table-column table:default-cell-style-name="ACE-0xb852c8f4" table:style-name="ACOL-2" table:number-columns-repeated="243"/>
        <table:table-row table:style-name="AROW-1">
          <table:table-cell table:style-name="ACE-0xb852c8f4" office:value-type="string">
            <text:p>Hersteller</text:p>
          </table:table-cell>
          <table:table-cell table:style-name="ACE-0xb852c8f4" office:value-type="string">
            <text:p>OnSemi</text:p>
          </table:table-cell>
          <table:table-cell table:number-columns-repeated="5" table:style-name="ACE-0xb852c8f4"/>
          <table:table-cell table:style-name="ACE-0xb852c8f4" office:value-type="string">
            <text:p>Fairchild</text:p>
          </table:table-cell>
          <table:table-cell table:style-name="ACE-0xb852c8f4" office:value-type="string">
            <text:p>Maxim</text:p>
          </table:table-cell>
          <table:table-cell table:style-name="ACE-0xb852c8f4" office:value-type="string">
            <text:p>TI</text:p>
          </table:table-cell>
          <table:table-cell table:style-name="ACE-0xb852c8f4" office:value-type="string">
            <text:p>Micrel</text:p>
          </table:table-cell>
          <table:table-cell table:style-name="ACE-0xb852c8f4" office:value-type="string">
            <text:p>NXP</text:p>
          </table:table-cell>
          <table:table-cell table:style-name="ACE-0xb852c8f4" office:value-type="string">
            <text:p>Philips</text:p>
          </table:table-cell>
          <table:table-cell table:style-name="ACE-0xb852c8f4" office:value-type="string">
            <text:p>On Semi</text:p>
          </table:table-cell>
          <table:table-cell table:number-columns-repeated="242" table:style-name="ACE-0xb852c8f4"/>
        </table:table-row>
        <table:table-row table:style-name="AROW-2">
          <table:table-cell table:style-name="ACE-0xb852c8f4" office:value-type="string">
            <text:p>Typ</text:p>
          </table:table-cell>
          <table:table-cell table:style-name="ACE-0xb852c8f4" office:value-type="string">
            <text:p>NBSG53A</text:p>
          </table:table-cell>
          <table:table-cell table:style-name="ACE-0xb852c9b4" office:value-type="string">
            <text:p>MC10EL51 </text:p>
          </table:table-cell>
          <table:table-cell table:style-name="ACE-0xb852c9b4" office:value-type="string">
            <text:p>MC10EP51 </text:p>
          </table:table-cell>
          <table:table-cell table:style-name="ACE-0xb852c8f4" office:value-type="string">
            <text:p>MC10EP31</text:p>
          </table:table-cell>
          <table:table-cell table:style-name="ACE-0xb852c8f4" office:value-type="string">
            <text:p>MC100LVEL29</text:p>
          </table:table-cell>
          <table:table-cell table:style-name="ACE-0xb852cbf4" office:value-type="string">
            <text:p><text:a xlink:type="simple" xlink:actuate="onRequest" xlink:href="http://www.micrel.com/_PDF/HBW/sy10-100elt23l.pdf" office:title="Left click once to follow this link.&#10;Middle click once to select this cell">SY100ELT23L</text:a></text:p>
          </table:table-cell>
          <table:table-cell table:style-name="ACE-0xb852cb34" office:value-type="string">
            <text:p>NC7SZ74</text:p>
          </table:table-cell>
          <table:table-cell table:style-name="ACE-0xb852cb34" office:value-type="string">
            <text:p>MAX9113</text:p>
          </table:table-cell>
          <table:table-cell table:style-name="ACE-0xb852ca74" office:value-type="string">
            <text:p>SN65LVDT34</text:p>
          </table:table-cell>
          <table:table-cell table:style-name="ACE-0xb852c9b4" office:value-type="string">
            <text:p>SY100EP32</text:p>
          </table:table-cell>
          <table:table-cell table:style-name="ACE-0xb852c8f4" office:value-type="string">
            <text:p>74LVC1G80</text:p>
          </table:table-cell>
          <table:table-cell table:style-name="ACE-0xb852c8f4" office:value-type="string">
            <text:p>74ALVC74</text:p>
          </table:table-cell>
          <table:table-cell table:style-name="ACE-0xb852c8f4" office:value-type="string">
            <text:p>MC100LVELT32</text:p>
          </table:table-cell>
          <table:table-cell table:number-columns-repeated="242" table:style-name="ACE-0xb852c8f4"/>
        </table:table-row>
        <table:table-row table:style-name="AROW-1">
          <table:table-cell table:style-name="ACE-0xb852c8f4" office:value-type="string">
            <text:p>Was</text:p>
          </table:table-cell>
          <table:table-cell table:style-name="ACE-0xb852c8f4" office:value-type="string">
            <text:p>ECL D FF /Clock Div</text:p>
          </table:table-cell>
          <table:table-cell table:style-name="ACE-0xb852c8f4" office:value-type="string">
            <text:p>ECL D FF</text:p>
          </table:table-cell>
          <table:table-cell table:style-name="ACE-0xb852c8f4" office:value-type="string">
            <text:p>ECL D FF</text:p>
          </table:table-cell>
          <table:table-cell table:style-name="ACE-0xb852c8f4"/>
          <table:table-cell table:style-name="ACE-0xb852c8f4" office:value-type="string">
            <text:p>Dual LVPECL FF</text:p>
          </table:table-cell>
          <table:table-cell table:style-name="ACE-0xb852c8f4" office:value-type="string">
            <text:p>Dual LVPECL to TTL</text:p>
          </table:table-cell>
          <table:table-cell table:style-name="ACE-0xb852c8f4" office:value-type="string">
            <text:p>Einzelnes FF</text:p>
          </table:table-cell>
          <table:table-cell table:style-name="ACE-0xb852c8f4" office:value-type="string">
            <text:p>Dual LVDS to TTL</text:p>
          </table:table-cell>
          <table:table-cell table:style-name="ACE-0xb852c8f4" office:value-type="string">
            <text:p>Dual LVDS to TTL</text:p>
          </table:table-cell>
          <table:table-cell table:style-name="ACE-0xb852c8f4" office:value-type="string">
            <text:p>PECL FF</text:p>
          </table:table-cell>
          <table:table-cell table:style-name="ACE-0xb852c8f4" office:value-type="string">
            <text:p>CMOS FF</text:p>
          </table:table-cell>
          <table:table-cell table:style-name="ACE-0xb852c8f4" office:value-type="string">
            <text:p>Dual CMOS FF</text:p>
          </table:table-cell>
          <table:table-cell table:style-name="ACE-0xb852c8f4" office:value-type="string">
            <text:p>DUAL LVPECL to TTL</text:p>
          </table:table-cell>
          <table:table-cell table:number-columns-repeated="242" table:style-name="ACE-0xb852c8f4"/>
        </table:table-row>
        <table:table-row table:style-name="AROW-1">
          <table:table-cell table:style-name="ACE-0xb852c8f4" office:value-type="string">
            <text:p>Spannung</text:p>
          </table:table-cell>
          <table:table-cell table:style-name="ACE-0xb852c8f4" office:value-type="string">
            <text:p>3.3V</text:p>
          </table:table-cell>
          <table:table-cell table:style-name="ACE-0xb852c8f4" office:value-type="string">
            <text:p>5V</text:p>
          </table:table-cell>
          <table:table-cell table:style-name="ACE-0xb852c8f4" office:value-type="string">
            <text:p>3.3V/5V</text:p>
          </table:table-cell>
          <table:table-cell table:style-name="ACE-0xb852c8f4"/>
          <table:table-cell table:style-name="ACE-0xb852c8f4" office:value-type="string">
            <text:p>3.3V</text:p>
          </table:table-cell>
          <table:table-cell table:style-name="ACE-0xb852c8f4" office:value-type="string">
            <text:p>3.3V</text:p>
          </table:table-cell>
          <table:table-cell table:style-name="ACE-0xb852c8f4" office:value-type="string">
            <text:p>3.3V / 5V</text:p>
          </table:table-cell>
          <table:table-cell table:style-name="ACE-0xb852c8f4" office:value-type="string">
            <text:p>3.3V</text:p>
          </table:table-cell>
          <table:table-cell table:style-name="ACE-0xb852c8f4" office:value-type="string">
            <text:p>3.3V</text:p>
          </table:table-cell>
          <table:table-cell table:style-name="ACE-0xb852c8f4" office:value-type="string">
            <text:p>3.3V/5V</text:p>
          </table:table-cell>
          <table:table-cell table:style-name="ACE-0xb852c8f4" office:value-type="string">
            <text:p>3.3V/5V</text:p>
          </table:table-cell>
          <table:table-cell table:style-name="ACE-0xb852c8f4" office:value-type="string">
            <text:p>3.3V</text:p>
          </table:table-cell>
          <table:table-cell table:style-name="ACE-0xb852c8f4" office:value-type="string">
            <text:p>3.3V</text:p>
          </table:table-cell>
          <table:table-cell table:number-columns-repeated="242" table:style-name="ACE-0xb852c8f4"/>
        </table:table-row>
        <table:table-row table:style-name="AROW-1">
          <table:table-cell table:style-name="ACE-0xb852c8f4" office:value-type="string">
            <text:p>Frequenz</text:p>
          </table:table-cell>
          <table:table-cell table:style-name="ACE-0xb852c8f4" office:value-type="string">
            <text:p>hoch</text:p>
          </table:table-cell>
          <table:table-cell table:number-columns-repeated="3" table:style-name="ACE-0xb852c8f4"/>
          <table:table-cell table:style-name="ACE-0xb852c8f4" office:value-type="string">
            <text:p>1.1GHz</text:p>
          </table:table-cell>
          <table:table-cell table:style-name="ACE-0xb852c8f4" office:value-type="string">
            <text:p>275MHz</text:p>
          </table:table-cell>
          <table:table-cell table:style-name="ACE-0xb852c8f4" office:value-type="string">
            <text:p>175/200MHz</text:p>
          </table:table-cell>
          <table:table-cell table:style-name="ACE-0xb852c8f4" office:value-type="string">
            <text:p>250Mhz</text:p>
          </table:table-cell>
          <table:table-cell table:style-name="ACE-0xb852c8f4" office:value-type="string">
            <text:p>200MHz</text:p>
          </table:table-cell>
          <table:table-cell table:style-name="ACE-0xb852c8f4" office:value-type="string">
            <text:p>4GHz</text:p>
          </table:table-cell>
          <table:table-cell table:style-name="ACE-0xb852ccb4" office:value-type="string">
            <text:p>350MHz</text:p>
          </table:table-cell>
          <table:table-cell table:style-name="ACE-0xb852c8f4" office:value-type="string">
            <text:p>425MHz</text:p>
          </table:table-cell>
          <table:table-cell table:style-name="ACE-0xb852c8f4" office:value-type="string">
            <text:p>350MHz</text:p>
          </table:table-cell>
          <table:table-cell table:number-columns-repeated="242" table:style-name="ACE-0xb852c8f4"/>
        </table:table-row>
        <table:table-row table:style-name="AROW-1">
          <table:table-cell table:style-name="ACE-0xb852c8f4" office:value-type="string">
            <text:p>Package</text:p>
          </table:table-cell>
          <table:table-cell table:style-name="ACE-0xb852c8f4" office:value-type="string">
            <text:p>QFN 16 ()</text:p>
          </table:table-cell>
          <table:table-cell table:style-name="ACE-0xb852cd74" office:value-type="string">
            <text:p>SOIC 8</text:p>
          </table:table-cell>
          <table:table-cell table:style-name="ACE-0xb852cd74" office:value-type="string">
            <text:p>TSSOP 8</text:p>
          </table:table-cell>
          <table:table-cell table:style-name="ACE-0xb852c8f4"/>
          <table:table-cell table:style-name="ACE-0xb852c8f4" office:value-type="string">
            <text:p>SOIC 20</text:p>
          </table:table-cell>
          <table:table-cell table:style-name="ACE-0xb852c8f4" office:value-type="string">
            <text:p>MLF 8</text:p>
          </table:table-cell>
          <table:table-cell table:style-name="ACE-0xb852ca74" office:value-type="string">
            <text:p>UQFN8, SOIC 8</text:p>
          </table:table-cell>
          <table:table-cell table:style-name="ACE-0xb852c8f4" office:value-type="string">
            <text:p>SOIC 8</text:p>
          </table:table-cell>
          <table:table-cell table:style-name="ACE-0xb852c8f4" office:value-type="string">
            <text:p>SOIC 8</text:p>
          </table:table-cell>
          <table:table-cell table:style-name="ACE-0xb852c8f4" office:value-type="string">
            <text:p>TSSOP8</text:p>
          </table:table-cell>
          <table:table-cell table:style-name="ACE-0xb852c8f4" office:value-type="string">
            <text:p>TSSOP8</text:p>
          </table:table-cell>
          <table:table-cell table:style-name="ACE-0xb852c8f4" office:value-type="string">
            <text:p>TSSOP16</text:p>
          </table:table-cell>
          <table:table-cell table:style-name="ACE-0xb852c8f4" office:value-type="string">
            <text:p>TSSOP8</text:p>
          </table:table-cell>
          <table:table-cell table:number-columns-repeated="242" table:style-name="ACE-0xb852c8f4"/>
        </table:table-row>
        <table:table-row table:style-name="AROW-1">
          <table:table-cell table:style-name="ACE-0xb852c8f4" office:value-type="string">
            <text:p>Preis</text:p>
          </table:table-cell>
          <table:table-cell table:style-name="ACE-0xb852c8f4" office:value-type="float" office:value="41">
            <text:p>41</text:p>
          </table:table-cell>
          <table:table-cell table:style-name="ACE-0xb852c8f4" office:value-type="float" office:value="7">
            <text:p>7</text:p>
          </table:table-cell>
          <table:table-cell table:style-name="ACE-0xb852c8f4" office:value-type="float" office:value="9">
            <text:p>9</text:p>
          </table:table-cell>
          <table:table-cell table:style-name="ACE-0xb852c8f4" office:value-type="float" office:value="11">
            <text:p>11</text:p>
          </table:table-cell>
          <table:table-cell table:style-name="ACE-0xb852c8f4" office:value-type="float" office:value="10">
            <text:p>10</text:p>
          </table:table-cell>
          <table:table-cell table:style-name="ACE-0xb852c8f4" office:value-type="float" office:value="3.1">
            <text:p>3.1</text:p>
          </table:table-cell>
          <table:table-cell table:style-name="ACE-0xb852c8f4" office:value-type="float" office:value="0.5">
            <text:p>0.5</text:p>
          </table:table-cell>
          <table:table-cell table:style-name="ACE-0xb852c8f4" office:value-type="float" office:value="7">
            <text:p>7</text:p>
          </table:table-cell>
          <table:table-cell table:style-name="ACE-0xb852c8f4" office:value-type="float" office:value="3">
            <text:p>3</text:p>
          </table:table-cell>
          <table:table-cell table:style-name="ACE-0xb852c8f4" office:value-type="float" office:value="5">
            <text:p>5</text:p>
          </table:table-cell>
          <table:table-cell table:style-name="ACE-0xb852c8f4" office:value-type="float" office:value="0.5">
            <text:p>0.5</text:p>
          </table:table-cell>
          <table:table-cell table:style-name="ACE-0xb852c8f4" office:value-type="float" office:value="0.7">
            <text:p>0.7</text:p>
          </table:table-cell>
          <table:table-cell table:style-name="ACE-0xb852c8f4" office:value-type="float" office:value="5.5">
            <text:p>5.5</text:p>
          </table:table-cell>
          <table:table-cell table:number-columns-repeated="242" table:style-name="ACE-0xb852c8f4"/>
        </table:table-row>
        <table:table-row table:style-name="AROW-1">
          <table:table-cell table:style-name="ACE-0xb852c8f4" office:value-type="string">
            <text:p>Verfügbar</text:p>
          </table:table-cell>
          <table:table-cell table:style-name="ACE-0xb852c8f4"/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 bestellt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style-name="ACE-0xb852c8f4" office:value-type="string">
            <text:p>Digikey</text:p>
          </table:table-cell>
          <table:table-cell table:number-columns-repeated="242" table:style-name="ACE-0xb852c8f4"/>
        </table:table-row>
        <table:table-row table:style-name="AROW-1">
          <table:table-cell table:style-name="ACE-0xb852c8f4" office:value-type="string">
            <text:p>Strom</text:p>
          </table:table-cell>
          <table:table-cell table:style-name="ACE-0xb852c8f4"/>
          <table:table-cell table:style-name="ACE-0xb852c8f4" office:value-type="string">
            <text:p>24mA</text:p>
          </table:table-cell>
          <table:table-cell table:style-name="ACE-0xb852c8f4" office:value-type="string">
            <text:p>24mA</text:p>
          </table:table-cell>
          <table:table-cell table:style-name="ACE-0xb852c8f4"/>
          <table:table-cell table:style-name="ACE-0xb852c8f4" office:value-type="string">
            <text:p>35mA</text:p>
          </table:table-cell>
          <table:table-cell table:style-name="ACE-0xb852c8f4" office:value-type="string">
            <text:p>30mA</text:p>
          </table:table-cell>
          <table:table-cell table:style-name="ACE-0xb852c8f4" office:value-type="string">
            <text:p>wenig</text:p>
          </table:table-cell>
          <table:table-cell table:style-name="ACE-0xb852c8f4" office:value-type="string">
            <text:p>10mA</text:p>
          </table:table-cell>
          <table:table-cell table:style-name="ACE-0xb852c8f4" office:value-type="string">
            <text:p>16mA</text:p>
          </table:table-cell>
          <table:table-cell table:style-name="ACE-0xb852c8f4" office:value-type="string">
            <text:p>30mA</text:p>
          </table:table-cell>
          <table:table-cell table:style-name="ACE-0xb852c8f4" office:value-type="string">
            <text:p>wenig</text:p>
          </table:table-cell>
          <table:table-cell table:style-name="ACE-0xb852c8f4" office:value-type="string">
            <text:p>wenig</text:p>
          </table:table-cell>
          <table:table-cell table:style-name="ACE-0xb852c8f4" office:value-type="string">
            <text:p>20mA</text:p>
          </table:table-cell>
          <table:table-cell table:number-columns-repeated="242" table:style-name="ACE-0xb852c8f4"/>
        </table:table-row>
        <table:table-row table:style-name="AROW-1" table:number-rows-repeated="65527"/>
        <table:named-expressions>
          <table:named-expression table:name="Print_Area" table:expression="of:=#REF!" table:base-cell-address="$'Flip Flops'.$A$1"/>
          <table:named-expression table:name="Sheet_Title" table:expression="of:=&quot;Flip Flops&quot;" table:base-cell-address="$'Flip Flops'.$A$1"/>
        </table:named-expressions>
        <gnm:selections gnm:cursor-col="12" gnm:cursor-row="6">
          <gnm:selection gnm:start-col="12" gnm:start-row="6" gnm:end-col="12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date-style style:name="ND.0" number:format-source="fixed">
      <number:day number:style="long"/>
      <number:text>.</number:text>
      <number:month number:possessive-form="false" number:textual="false" number:style="long"/>
      <number:text>.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85245d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854993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855d2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8564d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b8537000" style:display-name="Budget" style:page-layout-name="pl-0xb85245d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8537150" style:display-name="CPLD" style:page-layout-name="pl-0xb854993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85372a0" style:display-name="Stromverbrauch" style:page-layout-name="pl-0xb855d2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85373f0" style:display-name="Flip Flops" style:page-layout-name="pl-0xb8564d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Florian Dörfler</dc:creator>
    <dc:date>2013-10-24T07:09:32Z</dc:date>
    <meta:creation-date>2009-04-16T11:32:48Z</meta:creation-date>
    <meta:editing-cycles>18</meta:editing-cycles>
    <meta:editing-duration>PT15H24M12S</meta:editing-duration>
    <meta:generator>gnumeric/1.12.1</meta:generator>
  </office:meta>
</office:document-meta>
</file>